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d2a05"/>
    </style:style>
    <style:style style:name="P2" style:family="paragraph" style:parent-style-name="Preformatted_20_Text">
      <style:paragraph-properties fo:orphans="1" style:writing-mode="lr-tb"/>
      <style:text-properties officeooo:paragraph-rsid="000d2a05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d2a05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0d2a05"/>
    </style:style>
    <style:style style:name="P5" style:family="paragraph" style:parent-style-name="Preformatted_20_Text">
      <style:paragraph-properties fo:orphans="1"/>
      <style:text-properties officeooo:paragraph-rsid="000d2a05"/>
    </style:style>
    <style:style style:name="P6" style:family="paragraph" style:parent-style-name="Text_20_body">
      <style:paragraph-properties fo:orphans="1"/>
      <style:text-properties officeooo:paragraph-rsid="000d2a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Constants and Parameters for Electron Validation in OFT</text:span></text:p>
      <text:p text:style-name="P2"><text:span text:style-name="Source_20_Text">import numpy as np</text:span></text:p>
      <text:p text:style-name="P2"/>
      <text:p text:style-name="P2"><text:span text:style-name="Source_20_Text"># Constants (SI Units)</text:span></text:p>
      <text:p text:style-name="P2"><text:span text:style-name="Source_20_Text">h = 6.626e-34 <text:s/># Planck's constant (J·s)</text:span></text:p>
      <text:p text:style-name="P2"><text:span text:style-name="Source_20_Text">c = 3.0e8 <text:s/># Speed of light (m/s)</text:span></text:p>
      <text:p text:style-name="P2"><text:span text:style-name="Source_20_Text">epsilon_0 = 8.854e-12 <text:s/># Vacuum permittivity (F/m)</text:span></text:p>
      <text:p text:style-name="P2"><text:span text:style-name="Source_20_Text">alpha = 1/137 <text:s/># Fine-structure constant</text:span></text:p>
      <text:p text:style-name="P2"/>
      <text:p text:style-name="P2"><text:span text:style-name="Source_20_Text"># Electron charge scaling constant based on OFT principles</text:span></text:p>
      <text:p text:style-name="P2"><text:span text:style-name="Source_20_Text">K_e = np.sqrt(4 * np.pi * epsilon_0 * h * c / alpha)</text:span></text:p>
      <text:p text:style-name="P2"/>
      <text:p text:style-name="P2"><text:span text:style-name="Source_20_Text"># Energy density values across Quantum, Newtonian, and Cosmic layers (J/m^3)</text:span></text:p>
      <text:p text:style-name="P2"><text:span text:style-name="Source_20_Text">rho = np.array([6.626e-19, 6.626e-19, 6.626e-19]) <text:s/></text:span></text:p>
      <text:p text:style-name="P2"/>
      <text:p text:style-name="P2"><text:span text:style-name="Source_20_Text"># Phase shifts across layers (radians)</text:span></text:p>
      <text:p text:style-name="P2"><text:span text:style-name="Source_20_Text">phase_shifts = np.array([np.pi/4, np.pi/2, np.pi]) <text:s/></text:span></text:p>
      <text:p text:style-name="P2"/>
      <text:p text:style-name="P2"><text:span text:style-name="Source_20_Text"># Dominant wavelengths in different layers (m)</text:span></text:p>
      <text:p text:style-name="P2"><text:span text:style-name="Source_20_Text">lambda_layers = np.array([1e-6, 1e-1, 1e5]) <text:s/></text:span></text:p>
      <text:p text:style-name="P2"/>
      <text:p text:style-name="P2"><text:span text:style-name="Source_20_Text"># Charge in Localized Node (Quantum &amp; Newtonian)</text:span></text:p>
      <text:p text:style-name="P2"><text:span text:style-name="Source_20_Text">e_localized = K_e * phase_shifts * rho</text:span></text:p>
      <text:p text:style-name="P2"/>
      <text:p text:style-name="P2"><text:span text:style-name="Source_20_Text"># Charge in Cosmic Layer (Distributed Gradient)</text:span></text:p>
      <text:p text:style-name="P2"><text:span text:style-name="Source_20_Text">lambda_cosmic_factor = lambda_layers[2] / np.mean(lambda_layers) <text:s/># Cosmic wavelength influence</text:span></text:p>
      <text:p text:style-name="P2"><text:span text:style-name="Source_20_Text">e_cosmic = K_e * phase_shifts[2] * rho[2] * lambda_cosmic_factor <text:s/></text:span></text:p>
      <text:p text:style-name="P2"/>
      <text:p text:style-name="P2"><text:span text:style-name="Source_20_Text"># Energy Exchange Across Layers (Joules)</text:span></text:p>
      <text:p text:style-name="P2"><text:span text:style-name="Source_20_Text">E_exchange = e_localized * rho <text:s/></text:span></text:p>
      <text:p text:style-name="P2"/>
      <text:p text:style-name="P2"><text:span text:style-name="Source_20_Text"># Results</text:span></text:p>
      <text:p text:style-name="P2"><text:span text:style-name="Source_20_Text">electron_validation_results = {</text:span></text:p>
      <text:p text:style-name="P2"><text:span text:style-name="Source_20_Text"><text:s text:c="4"/>"Quantum (Localized Node) Charge (C)": e_localized[0],</text:span></text:p>
      <text:p text:style-name="P2"><text:span text:style-name="Source_20_Text"><text:s text:c="4"/>"Newtonian (Localized Node) Charge (C)": e_localized[1],</text:span></text:p>
      <text:p text:style-name="P2"><text:span text:style-name="Source_20_Text"><text:s text:c="4"/>"Cosmic (Localized Node) Charge (C)": e_localized[2],</text:span></text:p>
      <text:p text:style-name="P2"><text:span text:style-name="Source_20_Text"><text:s text:c="4"/>"Cosmic (Distributed Gradient) Charge (C)": e_cosmic,</text:span></text:p>
      <text:p text:style-name="P2"><text:span text:style-name="Source_20_Text"><text:s text:c="4"/>"Quantum Energy Exchange (J)": E_exchange[0],</text:span></text:p>
      <text:p text:style-name="P2"><text:span text:style-name="Source_20_Text"><text:s text:c="4"/>"Newtonian Energy Exchange (J)": E_exchange[1],</text:span></text:p>
      <text:p text:style-name="P2"><text:span text:style-name="Source_20_Text"><text:s text:c="4"/>"Cosmic Energy Exchange (J)": E_exchange[2],</text:span></text:p>
      <text:p text:style-name="P2"><text:span text:style-name="Source_20_Text">}</text:span></text:p>
      <text:p text:style-name="P2"/>
      <text:p text:style-name="P2"><text:span text:style-name="Source_20_Text"># Displaying numerical validation results</text:span></text:p>
      <text:p text:style-name="P3"><text:span text:style-name="Source_20_Text">electron_validation_results</text:span></text:p>
      <text:p text:style-name="P6">Result</text:p>
      <text:p text:style-name="P5">{'Quantum (Localized Node) Charge (C)': 2.864591048391181e-35,</text:p>
      <text:p text:style-name="P5"><text:s/>'Newtonian (Localized Node) Charge (C)': 5.729182096782362e-35,</text:p>
      <text:p text:style-name="P5"><text:s/>'Cosmic (Localized Node) Charge (C)': 1.1458364193564723e-34,</text:p>
      <text:p text:style-name="P5"><text:s/>'Cosmic (Distributed Gradient) Charge (C)': 3.437505820529221e-34,</text:p>
      <text:p text:style-name="P5"><text:s/>'Quantum Energy Exchange (J)': 1.8980780286639965e-53,</text:p>
      <text:p text:style-name="P5"><text:s/>'Newtonian Energy Exchange (J)': 3.796156057327993e-53,</text:p>
      <text:p text:style-name="P4"><text:s/>'Cosmic Energy Exchange (J)': 7.592312114655986e-53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03:00:59.426965764</meta:creation-date>
    <dc:date>2025-02-09T03:14:36.525709201</dc:date>
    <meta:editing-duration>PT13M37S</meta:editing-duration>
    <meta:editing-cycles>1</meta:editing-cycles>
    <meta:document-statistic meta:table-count="0" meta:image-count="0" meta:object-count="0" meta:page-count="1" meta:paragraph-count="42" meta:word-count="248" meta:character-count="1958" meta:non-whitespace-character-count="1703"/>
    <meta:generator>LibreOffice/24.2.7.2$Linux_X86_64 LibreOffice_project/420$Build-2</meta:generator>
  </office:meta>
</office:document-meta>
</file>